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змерения:</text:p>
      <text:list xml:id="list8972089495711414841" text:style-name="L1">
        <text:list-item>
          <text:p text:style-name="P1">Высота слитка по центру.</text:p>
          <text:p text:style-name="P1">Растояние между верхней и нижней грани слитка. Измеряется вертикально на удалении 20 см. от торца слитка по центру. </text:p>
        </text:list-item>
        <text:list-item>
          <text:p text:style-name="P1">Ширина слитка.</text:p>
          <text:p text:style-name="P1">Расстояние между боковыми гранями слитка. Измеряется горизонтально на удалении 20 см. от торца слитка по центру.</text:p>
        </text:list-item>
        <text:list-item>
          <text:p text:style-name="P1">Максимальная продольная кривизна сверху.</text:p>
          <text:p text:style-name="P1">Максимальное расстояние от поверхности грани до виртуально натяной вдоль слитка проволки (лески). Измеряется вдоль по центру слитка на его верхней грани.</text:p>
        </text:list-item>
        <text:list-item>
          <text:p text:style-name="P1">Продольная кривизна посередне слитка.</text:p>
          <text:p text:style-name="P1">Расстояние от поверхности грани до виртуально натяной вдоль слитка проволки (лески). Измеряется на верхней грани слитка посередине.</text:p>
        </text:list-item>
        <text:list-item>
          <text:p text:style-name="P1">Поперечная кривизна.</text:p>
          <text:p text:style-name="P1">Расстояние от поверхности грани до виртуально натяной на вдоль слитка проволки (лески). Измеряется на боковой грани слитка посередин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енис Зинченко</meta:initial-creator>
    <meta:creation-date>2016-03-29T14:50:24.09</meta:creation-date>
    <meta:document-statistic meta:table-count="0" meta:image-count="0" meta:object-count="0" meta:page-count="1" meta:paragraph-count="11" meta:word-count="112" meta:character-count="801"/>
    <dc:date>2016-03-29T15:06:38.42</dc:date>
    <dc:creator>Денис Зинченко</dc:creator>
    <meta:editing-duration>PT24S</meta:editing-duration>
    <meta:editing-cycles>1</meta:editing-cycles>
    <meta:generator>OpenOffice/4.1.2$Win32 OpenOffice.org_project/412m3$Build-9782</meta:generator>
  </office:meta>
</office:document-meta>
</file>